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92c" officeooo:paragraph-rsid="001ab9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WDS server configurations:</text:p>
      <text:p text:style-name="P1"/>
      <text:p text:style-name="P1">stand up mysql server</text:p>
      <text:p text:style-name="P1">stand up apache</text:p>
      <text:p text:style-name="P1">stand up php</text:p>
      <text:p text:style-name="P1">stand up nod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31:11.417879154</meta:creation-date>
    <dc:date>2018-11-26T14:32:38.387610862</dc:date>
    <meta:editing-duration>PT1M28S</meta:editing-duration>
    <meta:editing-cycles>1</meta:editing-cycles>
    <meta:document-statistic meta:table-count="0" meta:image-count="0" meta:object-count="0" meta:page-count="1" meta:paragraph-count="5" meta:word-count="16" meta:character-count="88" meta:non-whitespace-character-count="77"/>
    <meta:generator>LibreOffice/6.0.6.2$Linux_X86_64 LibreOffice_project/00m0$Build-2</meta:generator>
  </office:meta>
</office:document-meta>
</file>